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0C8CC0FD200A62CC1B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32055*"/>
    </style:style>
    <style:style style:name="Tableau3.B" style:family="table-column">
      <style:table-column-properties style:column-width="9.707cm" style:rel-column-width="33480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="none"/>
    </style:style>
    <style:style style:name="Tableau4" style:family="table">
      <style:table-properties style:width="19.004cm" fo:margin-left="0cm" table:align="left"/>
    </style:style>
    <style:style style:name="Tableau4.A" style:family="table-column">
      <style:table-column-properties style:column-width="2.812cm"/>
    </style:style>
    <style:style style:name="Tableau4.B" style:family="table-column">
      <style:table-column-properties style:column-width="5.398cm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D1" style:family="table-cell">
      <style:table-cell-properties fo:background-color="#666666" fo:padding="0.097cm" fo:border="0.05pt solid #c0c0c0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D2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5" style:family="table">
      <style:table-properties style:width="19.002cm" fo:margin-left="0cm" table:align="left"/>
    </style:style>
    <style:style style:name="Tableau5.A" style:family="table-column">
      <style:table-column-properties style:column-width="8.218cm"/>
    </style:style>
    <style:style style:name="Tableau5.B" style:family="table-column">
      <style:table-column-properties style:column-width="5.375cm"/>
    </style:style>
    <style:style style:name="Tableau5.C" style:family="table-column">
      <style:table-column-properties style:column-width="5.41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C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C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87cm" fo:break-before="auto" fo:break-after="auto" table:align="left" fo:background-color="transparent" fo:keep-with-next="auto">
        <style:background-image/>
      </style:table-properties>
    </style:style>
    <style:style style:name="Tableau2.A" style:family="table-column">
      <style:table-column-properties style:column-width="0.695cm"/>
    </style:style>
    <style:style style:name="Tableau2.B" style:family="table-column">
      <style:table-column-properties style:column-width="7.523cm"/>
    </style:style>
    <style:style style:name="Tableau2.C" style:family="table-column">
      <style:table-column-properties style:column-width="2.829cm"/>
    </style:style>
    <style:style style:name="Tableau2.D" style:family="table-column">
      <style:table-column-properties style:column-width="2.563cm"/>
    </style:style>
    <style:style style:name="Tableau2.E" style:family="table-column">
      <style:table-column-properties style:column-width="1.63cm"/>
    </style:style>
    <style:style style:name="Tableau2.F" style:family="table-column">
      <style:table-column-properties style:column-width="3.747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E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A3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4" style:family="table-row">
      <style:table-row-properties style:row-height="0.4cm" fo:keep-together="always"/>
    </style:style>
    <style:style style:name="Tableau2.A4" style:family="table-cell">
      <style:table-cell-properties fo:background-color="transparent" fo:padding="0.101cm" fo:border-left="0.05pt solid #c0c0c0" fo:border-right="none" fo:border-top="none" fo:border-bottom="none">
        <style:background-image/>
      </style:table-cell-properties>
    </style:style>
    <style:style style:name="Tableau2.C4" style:family="table-cell">
      <style:table-cell-properties style:vertical-align="middle"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E4" style:family="table-cell">
      <style:table-cell-properties style:vertical-align="middle" fo:background-color="transparent" fo:padding-left="0.101cm" fo:padding-right="0.101cm" fo:padding-top="0cm" fo:padding-bottom="0cm" fo:border-left="0.05pt solid #c0c0c0" fo:border-right="none" fo:border-top="none" fo:border-bottom="0.05pt solid #c0c0c0">
        <style:background-image/>
      </style:table-cell-properties>
    </style:style>
    <style:style style:name="Tableau2.F4" style:family="table-cell">
      <style:table-cell-properties style:vertical-align="middle" fo:background-color="transparent" fo:padding-left="0.101cm" fo:padding-right="0.101cm" fo:padding-top="0cm" fo:padding-bottom="0cm" fo:border-left="0.05pt solid #c0c0c0" fo:border-right="0.05pt solid #c0c0c0" fo:border-top="none" fo:border-bottom="0.05pt solid #c0c0c0">
        <style:background-image/>
      </style:table-cell-properties>
    </style:style>
    <style:style style:name="Tableau2.8" style:family="table-row">
      <style:table-row-properties style:min-row-height="0.409cm" fo:keep-together="always"/>
    </style:style>
    <style:style style:name="Tableau2.A8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9" style:family="table-row">
      <style:table-row-properties style:min-row-height="0.409cm" fo:background-color="transparent" fo:keep-together="always">
        <style:background-image/>
      </style:table-row-properties>
    </style:style>
    <style:style style:name="Tableau2.A9" style:family="table-cell">
      <style:table-cell-properties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B9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 xlink:href="Pictures/1000020100000640000000C8CC0FD200A62CC1B5.png" xlink:type="simple" xlink:actuate="onLoad" style:repeat="stretch"/>
      </style:table-cell-properties>
    </style:style>
    <style:style style:name="Tableau2.A10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11" style:family="table-row">
      <style:table-row-properties style:min-row-height="0.397cm" fo:keep-together="always"/>
    </style:style>
    <style:style style:name="Tableau2.A11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12" style:family="table-row">
      <style:table-row-properties style:min-row-height="0.397cm" fo:keep-together="always"/>
    </style:style>
    <style:style style:name="Tableau2.A1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9955a" officeooo:paragraph-rsid="0119955a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6348c8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307a62" officeooo:paragraph-rsid="01307a62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6fc1f1" officeooo:paragraph-rsid="016fc1f1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4e2b62" officeooo:paragraph-rsid="0161cd08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2f11c8" officeooo:paragraph-rsid="01b0e54a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style="normal" fo:font-weight="bold" officeooo:rsid="01a485b0" officeooo:paragraph-rsid="01a485b0" style:font-size-asian="10.5pt" style:font-style-asian="normal" style:font-weight-asian="bold" style:font-size-complex="10.5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8f4920" style:font-size-asian="10.5pt" style:font-style-asian="normal" style:font-weight-asian="bold" style:font-size-complex="10.5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da6982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4ee8d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acb76c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13535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fc82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7dcba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9792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40f6c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b0e54a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97c6e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d532f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e7c8e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f9f73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15831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21a50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3f351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348c8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efe3c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0a2feb" officeooo:paragraph-rsid="020a02f8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fo:font-style="normal" fo:font-weight="bold" officeooo:rsid="01b0e54a" officeooo:paragraph-rsid="01b0e54a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ca614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fb6bf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55a2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10pt" officeooo:rsid="00300d16" officeooo:paragraph-rsid="02135350" style:font-size-asian="10pt" style:font-size-complex="10pt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10pt" officeooo:rsid="00300d16" officeooo:paragraph-rsid="0215a82d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0pt" fo:font-weight="normal" officeooo:paragraph-rsid="01307a62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00d16" officeooo:paragraph-rsid="0161cd08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14f62ae" officeooo:paragraph-rsid="0161cd08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f7786" officeooo:paragraph-rsid="016fc1f1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20d84a4" officeooo:paragraph-rsid="020d84a4" style:font-size-asian="10pt" style:font-weight-asian="normal" style:font-size-complex="10pt" style:font-weight-complex="normal"/>
    </style:style>
    <style:style style:name="P61" style:family="paragraph" style:parent-style-name="Table_20_Contents">
      <style:text-properties style:font-name="Calibri" fo:font-size="10pt" fo:font-weight="bold" officeooo:paragraph-rsid="01b59eb7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3" style:family="paragraph" style:parent-style-name="Table_20_Contents">
      <style:paragraph-properties fo:text-align="start" style:justify-single-word="false"/>
      <style:text-properties style:font-name="Calibri" officeooo:paragraph-rsid="0147dcba"/>
    </style:style>
    <style:style style:name="P64" style:family="paragraph" style:parent-style-name="Table_20_Contents">
      <style:paragraph-properties fo:text-align="start" style:justify-single-word="false"/>
      <style:text-properties style:font-name="Calibri" officeooo:paragraph-rsid="01497920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da6982" officeooo:paragraph-rsid="01da6982" style:font-size-asian="6pt" style:font-style-asian="normal" style:font-weight-asian="normal" style:font-size-complex="6pt" style:font-style-complex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Calibri" officeooo:rsid="0153a7fd" officeooo:paragraph-rsid="0161cd08"/>
    </style:style>
    <style:style style:name="P67" style:family="paragraph" style:parent-style-name="Table_20_Contents">
      <style:text-properties style:font-name="Calibri" fo:font-size="16pt" style:font-size-complex="16pt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size="5pt" fo:font-weight="normal" officeooo:rsid="020f6134" officeooo:paragraph-rsid="020f6134" style:font-size-asian="5pt" style:font-weight-asian="normal" style:font-size-complex="5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5pt" fo:font-weight="bold" officeooo:paragraph-rsid="0128cf7b" style:font-size-asian="5pt" style:font-weight-asian="bold" style:font-size-complex="5pt" style:font-weight-complex="bold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5pt" fo:font-weight="bold" officeooo:rsid="01264332" officeooo:paragraph-rsid="0128cf7b" style:font-size-asian="5pt" style:font-weight-asian="bold" style:font-size-complex="5pt" style:font-weight-complex="bold"/>
    </style:style>
    <style:style style:name="P71" style:family="paragraph" style:parent-style-name="Table_20_Contents">
      <style:paragraph-properties fo:text-align="end" style:justify-single-word="false"/>
      <style:text-properties style:font-name="Calibri" fo:font-size="5pt" fo:font-weight="bold" officeooo:rsid="0128cf7b" officeooo:paragraph-rsid="0128cf7b" style:font-size-asian="5pt" style:font-weight-asian="bold" style:font-size-complex="5pt" style:font-weight-complex="bold"/>
    </style:style>
    <style:style style:name="P72" style:family="paragraph" style:parent-style-name="Table_20_Contents">
      <style:paragraph-properties fo:text-align="end" style:justify-single-word="false"/>
      <style:text-properties style:font-name="Calibri" fo:font-size="5pt" fo:font-weight="bold" officeooo:rsid="0119955a" officeooo:paragraph-rsid="0119955a" style:font-size-asian="5pt" style:font-weight-asian="bold" style:font-size-complex="5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ffffff" style:font-name="Calibri" fo:font-size="10.5pt" fo:font-style="normal" fo:font-weight="bold" officeooo:rsid="012f3fdb" officeooo:paragraph-rsid="016348c8" style:font-size-asian="10.5pt" style:font-style-asian="normal" style:font-weight-asian="bold" style:font-size-complex="10.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color="#666666" style:font-name="Calibri" fo:font-size="5pt" officeooo:paragraph-rsid="0119955a" style:font-size-asian="5pt" style:font-size-complex="5pt"/>
    </style:style>
    <style:style style:name="P75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77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78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049b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e8de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e96dd4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0e7e5b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0e7e5b" style:font-size-asian="10.5pt" style:font-style-asian="normal" style:font-weight-asian="bold" style:font-size-complex="10.5pt" style:font-style-complex="normal" style:font-weight-complex="bold"/>
    </style:style>
    <style:style style:name="P83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a9e8de" style:font-size-asian="10.5pt" style:font-style-asian="normal" style:font-weight-asian="bold" style:font-size-complex="10.5pt" style:font-style-complex="normal" style:font-weight-complex="bold"/>
    </style:style>
    <style:style style:name="P84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e64fec" style:font-size-asian="10.5pt" style:font-style-asian="normal" style:font-weight-asian="bold" style:font-size-complex="10.5pt" style:font-style-complex="normal" style:font-weight-complex="bold"/>
    </style:style>
    <style:style style:name="P8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8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8pt" fo:font-style="italic" fo:font-weight="normal" officeooo:rsid="00300d16" officeooo:paragraph-rsid="02221a6f" style:font-size-asian="8pt" style:font-style-asian="italic" style:font-weight-asian="normal" style:font-size-complex="8pt" style:font-style-complex="italic" style:font-weight-complex="normal"/>
    </style:style>
    <style:style style:name="P87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2221a6f" style:font-size-asian="10pt" style:font-weight-asian="normal" style:font-size-complex="10pt" style:font-weight-complex="normal"/>
    </style:style>
    <style:style style:name="P88" style:family="paragraph" style:parent-style-name="Table_20_Contents">
      <loext:graphic-properties draw:fill="none" draw:fill-color="#ffff99" draw:opacity="100%" draw:fill-image-width="0cm" draw:fill-image-height="0cm"/>
      <style:paragraph-properties fo:margin-left="0.123cm" fo:margin-right="-0.009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10pt" fo:font-style="normal" fo:font-weight="normal" officeooo:rsid="00300d16" officeooo:paragraph-rsid="023216e0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loext:graphic-properties draw:fill="none" draw:fill-color="#ffff99" draw:opacity="100%" draw:fill-image-width="0cm" draw:fill-image-height="0cm"/>
      <style:paragraph-properties fo:text-align="start" style:justify-single-word="false" fo:background-color="transparent" fo:padding="0cm" fo:border="none" style:shadow="none">
        <style:tab-stops/>
      </style:paragraph-properties>
      <style:text-properties style:font-name="Calibri" fo:font-size="10pt" fo:font-style="normal" fo:font-weight="normal" officeooo:rsid="003f7786" officeooo:paragraph-rsid="0211748e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f5b1f6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1e97c6e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officeooo:paragraph-rsid="0186ea4d" style:font-size-asian="10pt" style:font-size-complex="10pt"/>
    </style:style>
    <style:style style:name="P94" style:family="paragraph" style:parent-style-name="Text_20_body">
      <style:text-properties style:font-name="Calibri" officeooo:paragraph-rsid="00f867dd"/>
    </style:style>
    <style:style style:name="P95" style:family="paragraph" style:parent-style-name="Table_20_Contents">
      <loext:graphic-properties draw:fill="solid" draw:fill-color="#ffff99" draw:opacity="100%"/>
      <style:paragraph-properties fo:text-align="start" style:justify-single-word="false" fo:background-color="#ffff99" fo:padding="0.049cm" fo:border="0.06pt solid #ff3366" style:shadow="none">
        <style:tab-stops/>
      </style:paragraph-properties>
      <style:text-properties style:font-name="Calibri" fo:font-size="10pt" fo:font-style="normal" fo:font-weight="normal" officeooo:rsid="0207eb92" officeooo:paragraph-rsid="02035d0a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Standard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fo:font-size="7pt" fo:font-weight="bold" officeooo:paragraph-rsid="0231a041" style:font-size-asian="7pt" style:font-weight-asian="bold" style:font-size-complex="7pt" style:font-weight-complex="bold"/>
    </style:style>
    <style:style style:name="P97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style:font-name="Calibri" fo:font-size="10pt" fo:font-style="normal" fo:font-weight="bold" officeooo:rsid="01bdea39" officeooo:paragraph-rsid="0231a041" style:font-size-asian="10pt" style:font-style-asian="normal" style:font-weight-asian="bold" style:font-size-complex="10pt" style:font-style-complex="normal" style:font-weight-complex="bold"/>
    </style:style>
    <style:style style:name="P98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style:font-name="Calibri" fo:font-size="10pt" fo:font-style="normal" fo:font-weight="bold" officeooo:rsid="003f7786" officeooo:paragraph-rsid="0231a041" style:font-size-asian="10pt" style:font-style-asian="normal" style:font-weight-asian="bold" style:font-size-complex="10pt" style:font-style-complex="normal" style:font-weight-complex="bold"/>
    </style:style>
    <style:style style:name="P99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Calibri" fo:font-size="7pt" fo:font-style="normal" fo:font-weight="normal" officeooo:rsid="01bdea39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100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Calibri" fo:font-size="7pt" fo:font-style="normal" fo:font-weight="normal" officeooo:rsid="0224585b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101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7pt" fo:font-style="normal" fo:font-weight="normal" officeooo:rsid="0224585b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102" style:family="paragraph" style:parent-style-name="Table_20_Contents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10pt" fo:font-style="normal" fo:font-weight="normal" officeooo:rsid="0224585b" officeooo:paragraph-rsid="023216e0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Calibri" fo:font-size="12pt" fo:font-style="normal" fo:font-weight="bold" officeooo:rsid="022fac2c" officeooo:paragraph-rsid="02221a6f" style:font-size-asian="12pt" style:font-style-asian="normal" style:font-weight-asian="bold" style:font-size-complex="12pt" style:font-style-complex="normal" style:font-weight-complex="bold"/>
    </style:style>
    <style:style style:name="P104" style:family="paragraph" style:parent-style-name="Table_20_Contents">
      <style:paragraph-properties fo:margin-left="0.123cm" fo:margin-right="-0.009cm" fo:text-indent="0cm" style:auto-text-indent="false"/>
      <style:text-properties fo:color="#3b3b3b" style:font-name="Calibri" fo:font-size="8pt" fo:font-style="italic" fo:font-weight="normal" officeooo:rsid="02367cb5" officeooo:paragraph-rsid="0226e01b" style:font-size-asian="8pt" style:font-style-asian="italic" style:font-weight-asian="normal" style:font-size-complex="8pt" style:font-style-complex="italic" style:font-weight-complex="normal"/>
    </style:style>
    <style:style style:name="P105" style:family="paragraph" style:parent-style-name="Table_20_Contents">
      <style:paragraph-properties fo:margin-left="0.123cm" fo:margin-right="-0.009cm" fo:text-indent="0cm" style:auto-text-indent="false"/>
      <style:text-properties fo:color="#666666" style:font-name="Calibri" fo:font-size="7pt" fo:font-style="italic" fo:font-weight="normal" officeooo:rsid="02367cb5" officeooo:paragraph-rsid="02281bea" style:font-size-asian="7pt" style:font-style-asian="italic" style:font-weight-asian="normal" style:font-size-complex="7pt" style:font-style-complex="italic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24431ff" style:font-size-asian="10pt" style:font-weight-asian="normal" style:font-size-complex="10pt" style:font-weight-complex="normal"/>
    </style:style>
    <style:style style:name="T7" style:family="text">
      <style:text-properties style:font-name="Calibri"/>
    </style:style>
    <style:style style:name="T8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officeooo:rsid="01bdea39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10f933c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147dcba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1497920" style:font-size-asian="16pt" style:font-weight-asian="bold" style:font-size-complex="16pt" style:font-weight-complex="bold"/>
    </style:style>
    <style:style style:name="T16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T18" style:family="text">
      <style:text-properties officeooo:rsid="01197522"/>
    </style:style>
    <style:style style:name="T19" style:family="text">
      <style:text-properties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font-size="10.5pt" fo:font-weight="bold" officeooo:rsid="014e2b62" style:font-size-asian="10.5pt" style:font-weight-asian="bold" style:font-size-complex="10.5pt" style:font-weight-complex="bold"/>
    </style:style>
    <style:style style:name="T21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2" style:family="text">
      <style:text-properties fo:font-size="10.5pt" fo:font-style="normal" fo:font-weight="bold" officeooo:rsid="01561856" style:font-size-asian="10.5pt" style:font-style-asian="normal" style:font-weight-asian="bold" style:font-size-complex="10.5pt" style:font-style-complex="normal" style:font-weight-complex="bold"/>
    </style:style>
    <style:style style:name="T23" style:family="text">
      <style:text-properties officeooo:rsid="00f4b71e"/>
    </style:style>
    <style:style style:name="T24" style:family="text">
      <style:text-properties officeooo:rsid="01a9e8de"/>
    </style:style>
    <style:style style:name="T25" style:family="text">
      <style:text-properties officeooo:rsid="02123e29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7"><text:span text:style-name="T17"><text:text-input text:description="&lt;company.name&gt;">Company Name</text:text-input></text:span><text:span text:style-name="T8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9"><text:line-break/></text:span><text:span text:style-name="T9"><text:text-input text:description="&lt;(company.phone and 'Tél.:           ' or '') + (company.phone and company.phone or '')&gt;">Phone</text:text-input></text:span><text:span text:style-name="T9"><text:line-break/></text:span><text:span text:style-name="T9"><text:text-input text:description="&lt;(company.fax and 'Fax:             ' or '') + (company.fax and company.fax or '')&gt;">Fax</text:text-input></text:span><text:span text:style-name="T9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75"><draw:frame draw:style-name="fr1" draw:name="image: asimage(company.logo,0,697,200,'px')" text:anchor-type="as-char" svg:width="9.592cm" svg:height="2.769cm" draw:z-index="2"><draw:text-box><text:p text:style-name="Frame_20_contents"/></draw:text-box></draw:frame></text:p>
          </table:table-cell>
        </table:table-row>
      </table:table>
      <text:p text:style-name="P65"><text:text-input text:description="&lt;set('partner', o.partner_id or (o.move_lines and o.move_lines[0].partner_id) or False)&gt;">Set t.partner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3"><text:span text:style-name="T16"><text:text-input text:description="&lt;if test=&quot;o.picking_type_id.code == 'outgoing' &quot;&gt;">If</text:text-input></text:span><text:span text:style-name="T16"><text:s/></text:span></text:p>
            <text:p text:style-name="P21"><text:text-input text:description="&lt;if test=&quot;t.partner&quot;&gt;">If</text:text-input><text:s/></text:p>
            <text:p text:style-name="P14">Adresse de <text:span text:style-name="T23">facturation</text:span>:</text:p>
            <text:p text:style-name="P15"><text:span text:style-name="T6"><text:text-input text:description="&lt; format_address(t.partner) &gt;">format_address</text:text-input></text:span><text:span text:style-name="T5"> </text:span></text:p>
            <text:p text:style-name="P24"><text:text-input text:description="&lt;/if&gt;">Endif</text:text-input></text:p>
            <text:p text:style-name="P90"><text:text-input text:description="&lt;/if&gt;">Endif</text:text-input></text:p>
          </table:table-cell>
          <table:table-cell table:style-name="Table1.B1" office:value-type="string">
            <text:p text:style-name="P80"><text:text-input text:description="&lt;if test=&quot;t.partner&quot;&gt;">If</text:text-input></text:p>
            <text:p text:style-name="P78"><text:text-input text:description="&lt;if test=&quot;o.picking_type_id.code in ('internal', 'outgoing')&quot;&gt;">If</text:text-input></text:p>
            <text:p text:style-name="P82">Adresse de livraison:</text:p>
            <text:p text:style-name="P79"><text:text-input text:description="&lt;/if&gt;">Endif</text:text-input></text:p>
            <text:p text:style-name="P79"><text:text-input text:description="&lt;if test=&quot;o.picking_type_id.code == 'incoming' &quot;&gt;">If</text:text-input></text:p>
            <text:p text:style-name="P83">Adresse de <text:span text:style-name="T24">l'expéditeur</text:span>:</text:p>
            <text:p text:style-name="P79"><text:text-input text:description="&lt;/if&gt;">Endif</text:text-input></text:p>
            <text:p text:style-name="P84"><text:span text:style-name="T6"><text:text-input text:description="&lt; format_address(t.partner) &gt;">format_address</text:text-input></text:span><text:span text:style-name="T5"> </text:span></text:p>
            <text:p text:style-name="P81"><text:text-input text:description="&lt;/if&gt;">Endif</text:text-input></text:p>
          </table:table-cell>
        </table:table-row>
      </table:table>
      <text:p text:style-name="P76"/>
      <text:p text:style-name="P91"><text:text-input text:description="&lt;if test=&quot;o.picking_type_id.code == 'outgoing' &quot;&gt;">If</text:text-input></text:p>
      <text:p text:style-name="P62"><text:span text:style-name="T13">Bon de livraison </text:span><text:span text:style-name="T12"><text:text-input text:description="&lt;o.name&gt;">No</text:text-input></text:span></text:p>
      <text:p text:style-name="P25"><text:text-input text:description="&lt;/if&gt;">Endif</text:text-input></text:p>
      <text:p text:style-name="P91"><text:text-input text:description="&lt;if test=&quot;o.picking_type_id.code == 'internal' &quot;&gt;">If</text:text-input></text:p>
      <text:p text:style-name="P63"><text:span text:style-name="T13">Bon de </text:span><text:span text:style-name="T14">préparation</text:span><text:span text:style-name="T13"> </text:span><text:span text:style-name="T12"><text:text-input text:description="&lt;o.name&gt;">No</text:text-input></text:span></text:p>
      <text:p text:style-name="P26"><text:text-input text:description="&lt;/if&gt;">Endif</text:text-input></text:p>
      <text:p text:style-name="P92"><text:text-input text:description="&lt;if test=&quot;o.picking_type_id.code == 'incoming' &quot;&gt;">If</text:text-input></text:p>
      <text:p text:style-name="P64"><text:span text:style-name="T13">Bon de </text:span><text:span text:style-name="T15">réception</text:span><text:span text:style-name="T13"> </text:span><text:span text:style-name="T12"><text:text-input text:description="&lt;o.name&gt;">No</text:text-input></text:span></text:p>
      <text:p text:style-name="P26"><text:text-input text:description="&lt;/if&gt;">Endif</text:text-input></text:p>
      <text:p text:style-name="Standard"/>
      <table:table table:name="Tableau4" table:style-name="Tableau4">
        <table:table-column table:style-name="Tableau4.A"/>
        <table:table-column table:style-name="Tableau4.B" table:number-columns-repeated="3"/>
        <table:table-header-rows>
          <table:table-row>
            <table:table-cell table:style-name="Tableau4.A1" office:value-type="string">
              <text:p text:style-name="P8">Date</text:p>
            </table:table-cell>
            <table:table-cell table:style-name="Tableau4.A1" office:value-type="string">
              <text:p text:style-name="P27"><text:text-input text:description="&lt;if test=&quot;o.picking_type_id.code in ('incoming', 'outgoing')&quot;&gt;">If</text:text-input></text:p>
              <text:p text:style-name="P66"><text:span text:style-name="T22">C</text:span><text:span text:style-name="T21">ommande</text:span></text:p>
              <text:p text:style-name="P27"><text:text-input text:description="&lt;/if&gt;">Endif</text:text-input></text:p>
              <text:p text:style-name="P32"><text:text-input text:description="&lt;if test=&quot;o.picking_type_id.code in ('internal', 'mrp_operation')&quot;&gt;">If</text:text-input></text:p>
              <text:p text:style-name="P13">Production</text:p>
              <text:p text:style-name="P28"><text:text-input text:description="&lt;/if&gt;">Endif</text:text-input></text:p>
            </table:table-cell>
            <table:table-cell table:style-name="Tableau4.A1" office:value-type="string">
              <text:p text:style-name="P27"><text:text-input text:description="&lt;if test=&quot;o.picking_type_id.code in ('outgoing')&quot;&gt;">If</text:text-input></text:p>
              <text:p text:style-name="P58"><text:span text:style-name="T20">P</text:span><text:span text:style-name="T19">réparateur</text:span></text:p>
              <text:p text:style-name="P27"><text:text-input text:description="&lt;/if&gt;">Endif</text:text-input></text:p>
              <text:p text:style-name="P27"><text:text-input text:description="&lt;if test=&quot;o.picking_type_id.code in ('internal', 'incoming', 'mrp_operation')&quot;&gt;">If</text:text-input></text:p>
              <text:p text:style-name="P11">Demandeur</text:p>
              <text:p text:style-name="P27"><text:text-input text:description="&lt;/if&gt;">Endif</text:text-input></text:p>
            </table:table-cell>
            <table:table-cell table:style-name="Tableau4.D1" office:value-type="string">
              <text:p text:style-name="P73">Reliquat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17"><text:text-input text:description="&lt;if test=&quot;o.date_done&quot;&gt;">If</text:text-input></text:p>
            <text:p text:style-name="P50"><text:text-input text:description="&lt;formatLang(o.date_done,date = True)&gt;">Date</text:text-input></text:p>
            <text:p text:style-name="P17"><text:text-input text:description="&lt;/if&gt;">Endif</text:text-input></text:p>
            <text:p text:style-name="P17"><text:text-input text:description="&lt;if test=&quot;not o.date_done&quot;&gt;">If</text:text-input></text:p>
            <text:p text:style-name="P40"><text:text-input text:description="&lt;formatLang(o.scheduled_date,date = True)&gt;">Date</text:text-input></text:p>
            <text:p text:style-name="P44"><text:text-input text:description="&lt;/if&gt;">Endif</text:text-input></text:p>
          </table:table-cell>
          <table:table-cell table:style-name="Tableau4.A2" office:value-type="string">
            <text:p text:style-name="P27"><text:text-input text:description="&lt;if test=&quot;o.purchase_id&quot;&gt;">If</text:text-input></text:p>
            <text:p text:style-name="P41"><text:text-input text:description="&lt;o.purchase_id.name or ''&gt;">Purchase name</text:text-input></text:p>
            <text:p text:style-name="P45"><text:text-input text:description="&lt;/if&gt;">Endif</text:text-input></text:p>
            <text:p text:style-name="P29"><text:text-input text:description="&lt;if test=&quot;o.sale_id&quot;&gt;">If</text:text-input></text:p>
            <text:p text:style-name="P42"><text:text-input text:description="&lt;o.sale_id.name or ''&gt;">Sale name</text:text-input><text:s/></text:p>
            <text:p text:style-name="P46"><text:text-input text:description="&lt;/if&gt;">Endif</text:text-input></text:p>
            <text:p text:style-name="P33"><text:text-input text:description="&lt;if test=&quot;o.picking_type_id.code in ('internal', 'mrp_operation')&quot;&gt;">If</text:text-input></text:p>
            <text:p text:style-name="P47"><text:text-input text:description="&lt;o.production_order_names or ''&gt;">Production orders</text:text-input></text:p>
            <text:p text:style-name="P46"><text:text-input text:description="&lt;/if&gt;">Endif</text:text-input></text:p>
          </table:table-cell>
          <table:table-cell table:style-name="Tableau4.A2" office:value-type="string">
            <text:p text:style-name="P34"><text:text-input text:description="&lt;if test=&quot;o.picking_type_id.code in ('outgoing')&quot;&gt;">If</text:text-input></text:p>
            <text:p text:style-name="P57"><text:text-input text:description="&lt;o.write_uid.name or o.create_uid.name&gt;">Last editor</text:text-input></text:p>
            <text:p text:style-name="P27"><text:text-input text:description="&lt;/if&gt;">Endif</text:text-input></text:p>
            <text:p text:style-name="P38"><text:text-input text:description="&lt;if test=&quot;o.picking_type_id.code in ('internal', 'incoming', 'mrp_operation')&quot;&gt;">If</text:text-input></text:p>
            <text:p text:style-name="P60"><text:text-input text:description="&lt;o.original_creator_user_id and o.original_creator_user_id.name or ''&gt;">Original creator</text:text-input></text:p>
            <text:p text:style-name="P27"><text:text-input text:description="&lt;/if&gt;">Endif</text:text-input></text:p>
          </table:table-cell>
          <table:table-cell table:style-name="Tableau4.D2" office:value-type="string">
            <text:p text:style-name="P39"><text:text-input text:description="&lt;o.backorder_id and o.backorder_id.name or '---'&gt;">Reliquat</text:text-input></text:p>
          </table:table-cell>
        </table:table-row>
      </table:table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5"><text:text-input text:description="&lt;if test=&quot;o.picking_type_id.code in ('internal', 'incoming', 'mrp_operation')&quot;&gt;">If</text:text-input></text:p>
              <text:p text:style-name="P12">Origine</text:p>
              <text:p text:style-name="P31"><text:text-input text:description="&lt;/if&gt;">Endif</text:text-input></text:p>
              <text:p text:style-name="P36"><text:text-input text:description="&lt;if test=&quot;o.picking_type_id.code in ('outgoing')&quot;&gt;">If</text:text-input></text:p>
              <text:p text:style-name="P48">Votre référence</text:p>
              <text:p text:style-name="P31"><text:text-input text:description="&lt;/if&gt;">Endif</text:text-input></text:p>
            </table:table-cell>
            <table:table-cell table:style-name="Tableau5.A1" office:value-type="string">
              <text:p text:style-name="P10">Type</text:p>
            </table:table-cell>
            <table:table-cell table:style-name="Tableau5.C1" office:value-type="string">
              <text:p text:style-name="P9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7"><text:text-input text:description="&lt;if test=&quot;o.picking_type_id.code in ('internal', 'incoming', 'mrp_operation')&quot;&gt;">If</text:text-input></text:p>
            <text:p text:style-name="P51"><text:text-input text:description="&lt;(o.origin) or '---'&gt;">Origine</text:text-input></text:p>
            <text:p text:style-name="P30"><text:text-input text:description="&lt;/if&gt;">Endif</text:text-input></text:p>
            <text:p text:style-name="P37"><text:text-input text:description="&lt;if test=&quot;o.picking_type_id.code in ('outgoing')&quot;&gt;">If</text:text-input></text:p>
            <text:p text:style-name="P43"><text:text-input text:description="&lt;o.sale_id.client_order_ref or '---'&gt;">Client ref</text:text-input></text:p>
            <text:p text:style-name="P30"><text:text-input text:description="&lt;/if&gt;">Endif</text:text-input></text:p>
          </table:table-cell>
          <table:table-cell table:style-name="Tableau5.A2" office:value-type="string">
            <text:p text:style-name="P59"><text:text-input text:description="&lt;get_selection_value('stock.picking.type', 'code', o.picking_type_id.code)&gt;">State</text:text-input></text:p>
          </table:table-cell>
          <table:table-cell table:style-name="Tableau5.C2" office:value-type="string">
            <text:p text:style-name="P56"><text:text-input text:description="&lt;get_selection_value('stock.picking', 'state', o.state)&gt;">State</text:text-input></text:p>
          </table:table-cell>
        </table:table-row>
      </table:table>
      <text:p text:style-name="P20"><text:text-input text:description="&lt;if test=&quot;data.get('message')&quot;&gt;">If</text:text-input></text:p>
      <text:p text:style-name="P20"><text:soft-page-break/></text:p>
      <text:p text:style-name="P95"><text:text-input text:description="&lt;format(data.message)&gt;">Message</text:text-input></text:p>
      <text:p text:style-name="P20"><text:text-input text:description="&lt;/if&gt;">Endif</text:text-input></text:p>
      <text:p text:style-name="P18"><text:text-input text:description="&lt;if test=&quot;o.note&quot;&gt;">If</text:text-input></text:p>
      <text:p text:style-name="P16"/>
      <text:p text:style-name="P77"><text:span text:style-name="T3"><text:text-input text:description="&lt;format(o.note or '')&gt;">Notes</text:text-input></text:span><text:s/></text:p>
      <text:p text:style-name="P16"><text:text-input text:description="&lt;/if&gt;">Endif</text:text-input></text:p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table:number-columns-spanned="2" office:value-type="string">
              <text:p text:style-name="P5">Description </text:p>
            </table:table-cell>
            <table:covered-table-cell/>
            <table:table-cell table:style-name="Tableau2.A1" office:value-type="string">
              <text:p text:style-name="P6"><text:s/><text:span text:style-name="T18">Qté</text:span></text:p>
            </table:table-cell>
            <table:table-cell table:style-name="Tableau2.A1" office:value-type="string">
              <text:p text:style-name="P7">Date</text:p>
            </table:table-cell>
            <table:table-cell table:style-name="Tableau2.E1" table:number-columns-spanned="2" office:value-type="string">
              <text:p text:style-name="P4">Emplacement</text:p>
            </table:table-cell>
            <table:covered-table-cell/>
          </table:table-row>
        </table:table-header-rows>
        <table:table-row table:style-name="Tableau2.1">
          <table:table-cell table:style-name="Tableau2.A3" table:number-columns-spanned="6" office:value-type="string">
            <text:p text:style-name="P49"><text:text-input text:description="&lt;for each=&quot;line in o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3" table:number-columns-spanned="6" office:value-type="string">
            <text:p text:style-name="P89"><text:text-input text:description="&lt;if test=&quot;line.product_uom_qty &gt; 0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table:number-rows-spanned="4" table:number-columns-spanned="2" office:value-type="string">
            <text:p text:style-name="P61"><text:text-input text:description="&lt;line.product_id.default_code&gt;">Supplier code</text:text-input></text:p>
            <text:p text:style-name="P85"><text:text-input text:description="&lt;line.product_id.name&gt;">Supplier name</text:text-input></text:p>
          </table:table-cell>
          <table:covered-table-cell/>
          <table:table-cell table:style-name="Tableau2.C4" table:number-rows-spanned="4" office:value-type="string">
            <text:p text:style-name="P22"><text:text-input text:description="&lt;if test=&quot;line.state =='done'&quot;&gt;">If</text:text-input></text:p>
            <text:p text:style-name="P54"><text:text-input text:description="&lt;(formatLang(line.product_uom and line.product_uom_qty or line.product_uom_qty))&gt;">Qty</text:text-input><text:s/><text:span text:style-name="T25"><text:text-input text:description="&lt;(line.product_uom and line.product_uom.name or line.product_uom.name)&gt;">UoM</text:text-input></text:span></text:p>
            <text:p text:style-name="P22"><text:text-input text:description="&lt;/if&gt;">Endif</text:text-input></text:p>
            <text:p text:style-name="P22"><text:text-input text:description="&lt;if test=&quot;line.state != 'done'&quot;&gt;">If</text:text-input></text:p>
            <text:p text:style-name="P55"><text:text-input text:description="&lt;(formatLang(line.product_uom and line.product_uom_qty or line.product_uom_qty))&gt;">Qty</text:text-input><text:s/><text:span text:style-name="T25"><text:text-input text:description="&lt;(line.product_uom and line.product_uom.name or line.product_uom.name)&gt;">UoM</text:text-input></text:span></text:p>
            <text:p text:style-name="P22"><text:text-input text:description="&lt;/if&gt;">Endif</text:text-input></text:p>
          </table:table-cell>
          <table:table-cell table:style-name="Tableau2.C4" table:number-rows-spanned="4" office:value-type="string">
            <text:p text:style-name="P23"><text:text-input text:description="&lt;if test=&quot;line.state =='done'&quot;&gt;">If</text:text-input></text:p>
            <text:p text:style-name="P52"><text:text-input text:description="&lt;formatLang(line.date,date = True)&gt;">Date</text:text-input></text:p>
            <text:p text:style-name="P23"><text:text-input text:description="&lt;/if&gt;">Endif</text:text-input></text:p>
            <text:p text:style-name="P23"><text:text-input text:description="&lt;if test=&quot;line.state != 'done'&quot;&gt;">If</text:text-input></text:p>
            <text:p text:style-name="P53"><text:text-input text:description="&lt;formatLang(line.date_expected,date = True)&gt;">Date expected</text:text-input></text:p>
            <text:p text:style-name="P23"><text:text-input text:description="&lt;/if&gt;">Endif</text:text-input></text:p>
          </table:table-cell>
          <table:table-cell table:style-name="Tableau2.E4" office:value-type="string">
            <text:p text:style-name="P70">État</text:p>
          </table:table-cell>
          <table:table-cell table:style-name="Tableau2.F4" office:value-type="string">
            <text:p text:style-name="P69"><text:text-input text:description="&lt;get_selection_value('stock.move', 'state', line.state)&gt;">State</text:text-input></text:p>
          </table:table-cell>
        </table:table-row>
        <table:table-row table:style-name="Tableau2.4">
          <table:covered-table-cell/>
          <table:covered-table-cell/>
          <table:covered-table-cell/>
          <table:covered-table-cell/>
          <table:table-cell table:style-name="Tableau2.E4" office:value-type="string">
            <text:p text:style-name="P71">Origine</text:p>
          </table:table-cell>
          <table:table-cell table:style-name="Tableau2.F4" office:value-type="string">
            <text:p text:style-name="P68"><text:text-input text:description="&lt;line.origin&gt;">Origin</text:text-input></text:p>
          </table:table-cell>
        </table:table-row>
        <table:table-row table:style-name="Tableau2.4">
          <table:covered-table-cell/>
          <table:covered-table-cell/>
          <table:covered-table-cell/>
          <table:covered-table-cell/>
          <table:table-cell table:style-name="Tableau2.E4" office:value-type="string">
            <text:p text:style-name="P72">Source</text:p>
          </table:table-cell>
          <table:table-cell table:style-name="Tableau2.F4" office:value-type="string">
            <text:p text:style-name="P74"><text:text-input text:description="&lt;line.location_id.name&gt;">Source location</text:text-input></text:p>
          </table:table-cell>
        </table:table-row>
        <table:table-row table:style-name="Tableau2.4">
          <table:covered-table-cell/>
          <table:covered-table-cell/>
          <table:covered-table-cell/>
          <table:covered-table-cell/>
          <table:table-cell table:style-name="Tableau2.E4" office:value-type="string">
            <text:p text:style-name="P72">Destination</text:p>
          </table:table-cell>
          <table:table-cell table:style-name="Tableau2.F4" office:value-type="string">
            <text:p text:style-name="P74"><text:text-input text:description="&lt;line.location_dest_id.name&gt;">Destination location</text:text-input></text:p>
          </table:table-cell>
        </table:table-row>
        <table:table-row table:style-name="Tableau2.8">
          <table:table-cell table:style-name="Tableau2.A8" table:number-columns-spanned="6" office:value-type="string">
            <text:p text:style-name="P87"><text:text-input text:description="&lt;if test=&quot;line.name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9">
          <table:table-cell table:style-name="Tableau2.A9" office:value-type="string">
            <text:p text:style-name="P103">⮡</text:p>
          </table:table-cell>
          <table:table-cell table:style-name="Tableau2.B9" table:number-columns-spanned="5" office:value-type="string">
            <text:p text:style-name="P104"><text:text-input text:description="&lt;line.report_name and line.report_name or ''&gt;">Name</text:text-input></text:p>
            <text:p text:style-name="P105"><text:text-input text:description="&lt;line.report_note and line.report_note or ''&gt;">Notes</text:text-input></text:p>
            <text:p text:style-name="P88"><text:text-input text:description="&lt;if test=&quot;line.sale_line_id&quot;&gt;">If</text:text-input></text:p>
            <text:p text:style-name="P97"><text:text-input text:description="&lt;if test=&quot;line.sale_line_id.pack_parent_line_id&quot;&gt;">If</text:text-input></text:p>
            <text:p text:style-name="P96"><text:span text:style-name="T11"><text:text-input text:description="&lt;line.sale_line_id.pack_parent_line_id.name&gt;">Pack parent line sale name</text:text-input></text:span><text:span text:style-name="T7"><text:s/></text:span></text:p>
            <text:p text:style-name="P98"><text:text-input text:description="&lt;/if&gt;">Endif</text:text-input></text:p>
            <text:p text:style-name="P100"><text:text-input text:description="&lt;if test=&quot;line.name != line.sale_line_id.name&quot;&gt;">If</text:text-input></text:p>
            <text:p text:style-name="P99"><text:text-input text:description="&lt;line.sale_line_id.name&gt;">Sale line name</text:text-input></text:p>
            <text:p text:style-name="P101"><text:text-input text:description="&lt;/if&gt;">EndIf</text:text-input></text:p>
            <text:p text:style-name="P102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10" table:number-columns-spanned="6" office:value-type="string">
            <text:p text:style-name="P8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1">
          <table:table-cell table:style-name="Tableau2.A11" table:number-columns-spanned="6" office:value-type="string">
            <text:p text:style-name="P89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2">
          <table:table-cell table:style-name="Tableau2.A12" table:number-columns-spanned="6" office:value-type="string">
            <text:p text:style-name="P4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0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10-06T14:47:35.263000000</dc:date>
    <meta:editing-duration>P2DT8H19M17S</meta:editing-duration>
    <meta:editing-cycles>721</meta:editing-cycles>
    <meta:generator>LibreOffice/6.4.4.2$Windows_X86_64 LibreOffice_project/3d775be2011f3886db32dfd395a6a6d1ca2630ff</meta:generator>
    <meta:document-statistic meta:table-count="5" meta:image-count="0" meta:object-count="0" meta:page-count="2" meta:paragraph-count="132" meta:word-count="428" meta:character-count="1237" meta:non-whitespace-character-count="1167"/>
    <meta:user-defined meta:name="Info 1"/>
    <meta:user-defined meta:name="Info 2"/>
    <meta:user-defined meta:name="Info 3"/>
    <meta:user-defined meta:name="Info 4"/>
  </office:meta>
</office:document-meta>
</file>